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Cambria" svg:font-family="Cambria" style:font-family-generic="roman"/>
    <style:font-face style:name="FreeSans1" svg:font-family="FreeSans" style:font-family-generic="swiss"/>
    <style:font-face style:name="Arial" svg:font-family="Arial" style:font-family-generic="roman" style:font-pitch="variable"/>
    <style:font-face style:name="Copperplate Gothic Bold" svg:font-family="'Copperplate Gothic 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Raavi" svg:font-family="Raav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fo:font-size="10pt" style:font-size-asian="10pt"/>
    </style:style>
    <style:style style:name="P2" style:family="paragraph" style:parent-style-name="Footer">
      <style:paragraph-properties>
        <style:tab-stops>
          <style:tab-stop style:position="3in" style:type="center"/>
          <style:tab-stop style:position="6.25in" style:type="right"/>
        </style:tab-stops>
      </style:paragraph-properties>
      <style:text-properties fo:color="#7f7f7f" style:font-name-complex="Arial2"/>
    </style:style>
    <style:style style:name="P3" style:family="paragraph" style:parent-style-name="Header">
      <style:paragraph-properties fo:margin-left="-0.5in" fo:margin-right="0in" fo:text-indent="0in" style:auto-text-indent="false"/>
    </style:style>
    <style:style style:name="P4" style:family="paragraph" style:parent-style-name="Header">
      <style:paragraph-properties fo:text-align="center" style:justify-single-word="false"/>
      <style:text-properties style:font-name-complex="Arial2" style:font-size-complex="11pt"/>
    </style:style>
    <style:style style:name="P5" style:family="paragraph" style:parent-style-name="Standard">
      <style:paragraph-properties style:punctuation-wrap="simple" style:vertical-align="auto"/>
      <style:text-properties style:font-name-complex="Arial2" style:font-size-complex="11pt"/>
    </style:style>
    <style:style style:name="P6" style:family="paragraph" style:parent-style-name="Standard">
      <style:paragraph-properties style:punctuation-wrap="simple" style:vertical-align="auto"/>
      <style:text-properties style:font-name-complex="Arial2" style:font-size-complex="11pt" style:font-weight-complex="bold"/>
    </style:style>
    <style:style style:name="P7" style:family="paragraph" style:parent-style-name="Standard">
      <style:paragraph-properties style:punctuation-wrap="simple" style:vertical-align="auto"/>
      <style:text-properties fo:font-size="12pt" fo:font-weight="bold" style:font-size-asian="12pt" style:font-weight-asian="bold" style:font-name-complex="Arial2" style:font-size-complex="12pt" style:font-weight-complex="bold"/>
    </style:style>
    <style:style style:name="P8" style:family="paragraph" style:parent-style-name="Standard">
      <style:paragraph-properties style:punctuation-wrap="simple" style:vertical-align="auto"/>
      <style:text-properties fo:font-size="12pt" style:font-size-asian="12pt" style:font-size-complex="12pt"/>
    </style:style>
    <style:style style:name="P9" style:family="paragraph" style:parent-style-name="Text_20_body_20_indent">
      <style:paragraph-properties fo:margin-left="0in" fo:margin-right="0in" fo:text-indent="0in" style:auto-text-indent="false"/>
    </style:style>
    <style:style style:name="P10" style:family="paragraph" style:parent-style-name="Text_20_body_20_indent">
      <style:paragraph-properties fo:margin-left="0in" fo:margin-right="0in" fo:text-indent="0in" style:auto-text-indent="false"/>
      <style:text-properties fo:font-size="11pt" style:font-size-asian="11pt"/>
    </style:style>
    <style:style style:name="P11" style:family="paragraph" style:parent-style-name="Text_20_body_20_indent">
      <style:paragraph-properties fo:margin-left="0in" fo:margin-right="0in" fo:text-indent="0in" style:auto-text-indent="false"/>
      <style:text-properties fo:font-size="11pt" style:font-size-asian="11pt" style:font-size-complex="11pt"/>
    </style:style>
    <style:style style:name="P12" style:family="paragraph" style:parent-style-name="Text_20_body_20_indent">
      <style:paragraph-properties fo:margin-left="0in" fo:margin-right="0in" fo:text-indent="0in" style:auto-text-indent="false"/>
      <style:text-properties fo:font-size="11pt" style:font-size-asian="11pt" style:font-size-complex="11pt" style:font-weight-complex="bold"/>
    </style:style>
    <style:style style:name="P13" style:family="paragraph" style:parent-style-name="Text_20_body_20_indent">
      <style:paragraph-properties fo:margin-left="0in" fo:margin-right="0in" fo:text-indent="0in" style:auto-text-indent="false"/>
      <style:text-properties style:text-underline-style="solid" style:text-underline-width="auto" style:text-underline-color="font-color" fo:font-weight="bold" style:font-weight-asian="bold" style:font-size-complex="11pt"/>
    </style:style>
    <style:style style:name="P14" style:family="paragraph" style:parent-style-name="Text_20_body_20_indent">
      <style:paragraph-properties fo:margin-left="0in" fo:margin-right="0in" fo:text-indent="0in" style:auto-text-indent="false"/>
      <style:text-properties style:text-underline-style="solid" style:text-underline-width="auto" style:text-underline-color="font-color" fo:font-weight="bold" style:font-weight-asian="bold" style:font-size-complex="11pt" style:font-weight-complex="bold"/>
    </style:style>
    <style:style style:name="P15" style:family="paragraph" style:parent-style-name="Text_20_body_20_indent">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16" style:family="paragraph" style:parent-style-name="Text_20_body_20_indent">
      <style:paragraph-properties fo:margin-left="0in" fo:margin-right="0in" fo:text-indent="0in" style:auto-text-indent="false"/>
      <style:text-properties fo:font-size="12pt" style:font-size-asian="12pt" style:font-size-complex="12pt"/>
    </style:style>
    <style:style style:name="P17" style:family="paragraph" style:parent-style-name="Text_20_body_20_indent">
      <style:paragraph-properties fo:margin-left="0in" fo:margin-right="0in" fo:text-indent="0in" style:auto-text-indent="false"/>
      <style:text-properties fo:font-size="12pt" style:font-size-asian="12pt" style:font-size-complex="12pt" style:font-weight-complex="bold"/>
    </style:style>
    <style:style style:name="P18" style:family="paragraph" style:parent-style-name="Text_20_body_20_indent">
      <style:paragraph-properties fo:margin-left="0in" fo:margin-right="0in" fo:keep-together="always" fo:text-indent="0in" style:auto-text-indent="false"/>
      <style:text-properties fo:font-size="12pt" style:font-size-asian="12pt" style:font-size-complex="12pt"/>
    </style:style>
    <style:style style:name="P19" style:family="paragraph" style:parent-style-name="Text_20_body_20_indent">
      <style:paragraph-properties fo:margin-left="0in" fo:margin-right="0in" fo:text-indent="0in"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0" style:family="paragraph" style:parent-style-name="Text_20_body_20_indent">
      <style:paragraph-properties fo:margin-left="0in" fo:margin-right="0in" fo:text-indent="0in" style:auto-text-indent="false"/>
      <style:text-properties fo:font-size="12pt" fo:font-weight="bold" style:font-size-asian="12pt" style:font-weight-asian="bold" style:font-size-complex="12pt"/>
    </style:style>
    <style:style style:name="P21" style:family="paragraph" style:parent-style-name="Text_20_body_20_inden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22" style:family="paragraph" style:parent-style-name="Text_20_body_20_indent">
      <style:paragraph-properties fo:margin-left="0in" fo:margin-right="0in" fo:text-indent="0in" style:auto-text-indent="false"/>
      <style:text-properties style:font-name-complex="Arial2" style:font-size-complex="11pt"/>
    </style:style>
    <style:style style:name="P23" style:family="paragraph" style:parent-style-name="Text_20_body_20_indent">
      <style:paragraph-properties fo:margin-left="0in" fo:margin-right="0in" fo:margin-top="0in" fo:margin-bottom="0.0835in" loext:contextual-spacing="false" fo:text-indent="0in" style:auto-text-indent="false"/>
      <style:text-properties fo:font-size="12pt" style:font-size-asian="12pt" style:font-size-complex="12pt"/>
    </style:style>
    <style:style style:name="P24" style:family="paragraph" style:parent-style-name="Text_20_body_20_indent">
      <style:paragraph-properties fo:margin-left="0in" fo:margin-right="0in" fo:margin-top="0in" fo:margin-bottom="0.0835in" loext:contextual-spacing="false" fo:text-indent="0in" style:auto-text-indent="false"/>
      <style:text-properties fo:font-size="12pt" fo:font-weight="bold" style:font-size-asian="12pt" style:font-weight-asian="bold" style:font-size-complex="12pt"/>
    </style:style>
    <style:style style:name="P25" style:family="paragraph" style:parent-style-name="Text_20_body_20_indent">
      <style:paragraph-properties fo:margin-left="0in" fo:margin-right="0in" fo:margin-top="0in" fo:margin-bottom="0.0835in" loext:contextual-spacing="false" fo:text-indent="0in" style:auto-text-indent="false"/>
      <style:text-properties fo:font-size="12pt" fo:font-weight="bold" style:font-size-asian="12pt" style:font-weight-asian="bold" style:font-size-complex="12pt" style:font-weight-complex="bold"/>
    </style:style>
    <style:style style:name="P26" style:family="paragraph" style:parent-style-name="Text_20_body_20_indent">
      <style:paragraph-properties fo:margin-left="0in" fo:margin-right="0in" fo:text-indent="0in" style:auto-text-indent="false" fo:break-before="column"/>
      <style:text-properties fo:font-size="12pt" style:text-underline-style="solid" style:text-underline-width="auto" style:text-underline-color="font-color" fo:font-weight="bold" style:font-size-asian="12pt" style:font-weight-asian="bold" style:font-size-complex="12pt" style:font-weight-complex="bold"/>
    </style:style>
    <style:style style:name="P27" style:family="paragraph" style:parent-style-name="Text_20_body_20_indent">
      <style:paragraph-properties fo:margin-left="0in" fo:margin-right="0in" fo:text-indent="0in" style:auto-text-indent="false" fo:break-before="column"/>
      <style:text-properties style:text-underline-style="solid" style:text-underline-width="auto" style:text-underline-color="font-color" fo:font-weight="bold" style:font-weight-asian="bold" style:font-weight-complex="bold"/>
    </style:style>
    <style:style style:name="P28" style:family="paragraph" style:parent-style-name="Text_20_body_20_indent">
      <style:paragraph-properties fo:margin-left="0in" fo:margin-right="0in" fo:margin-top="0.0835in" fo:margin-bottom="0in" loext:contextual-spacing="false" fo:text-indent="0in" style:auto-text-indent="false"/>
      <style:text-properties fo:font-size="12pt" style:font-size-asian="12pt" style:font-size-complex="12pt"/>
    </style:style>
    <style:style style:name="P29" style:family="paragraph" style:parent-style-name="Text_20_body_20_indent">
      <style:paragraph-properties fo:margin-left="0in" fo:margin-right="0in" fo:margin-top="0.0835in" fo:margin-bottom="0in" loext:contextual-spacing="false" fo:text-indent="0in" style:auto-text-indent="false"/>
      <style:text-properties fo:font-size="12pt" officeooo:paragraph-rsid="000c1bbe" style:font-size-asian="12pt" style:font-size-complex="12pt"/>
    </style:style>
    <style:style style:name="P30" style:family="paragraph" style:parent-style-name="Title">
      <style:paragraph-properties fo:break-before="page"/>
      <style:text-properties style:font-name="Cambria"/>
    </style:style>
    <style:style style:name="P31" style:family="paragraph" style:parent-style-name="Title">
      <style:paragraph-properties fo:break-before="page"/>
      <style:text-properties style:font-name="Cambria" officeooo:paragraph-rsid="00086917"/>
    </style:style>
    <style:style style:name="P32" style:family="paragraph" style:parent-style-name="Title">
      <style:paragraph-properties fo:break-before="page"/>
      <style:text-properties style:font-name="Cambria" officeooo:paragraph-rsid="000c1bbe"/>
    </style:style>
    <style:style style:name="P33" style:family="paragraph" style:parent-style-name="Text_20_body_20_indent">
      <style:paragraph-properties fo:margin-left="0.25in" fo:margin-right="0in" fo:margin-top="0in" fo:margin-bottom="0.0835in" loext:contextual-spacing="false" fo:text-indent="0.25in" style:auto-text-indent="false"/>
      <style:text-properties fo:font-size="12pt" style:font-size-asian="12pt" style:font-size-complex="12pt"/>
    </style:style>
    <style:style style:name="P34" style:family="paragraph" style:parent-style-name="Text_20_body_20_indent">
      <style:paragraph-properties fo:margin-left="0.25in" fo:margin-right="0in" fo:text-indent="0in" style:auto-text-indent="false"/>
      <style:text-properties fo:font-size="12pt" style:font-size-asian="12pt" style:font-size-complex="12pt"/>
    </style:style>
    <style:style style:name="P35" style:family="paragraph" style:parent-style-name="Text_20_body_20_indent">
      <style:paragraph-properties fo:margin-left="0.25in" fo:margin-right="0in" fo:text-indent="0in" style:auto-text-indent="false"/>
      <style:text-properties fo:font-size="12pt" style:font-size-asian="12pt" style:font-size-complex="12pt" style:font-weight-complex="bold"/>
    </style:style>
    <style:style style:name="P36" style:family="paragraph" style:parent-style-name="Text_20_body_20_indent">
      <style:paragraph-properties fo:margin-left="0.25in" fo:margin-right="0in" fo:margin-top="0in" fo:margin-bottom="0.0835in" loext:contextual-spacing="false" fo:text-indent="0in" style:auto-text-indent="false"/>
      <style:text-properties fo:font-size="12pt" style:font-size-asian="12pt" style:font-size-complex="12pt"/>
    </style:style>
    <style:style style:name="P37" style:family="paragraph" style:parent-style-name="Text_20_body_20_indent">
      <style:paragraph-properties fo:margin-left="0.25in" fo:margin-right="0in" fo:margin-top="0in" fo:margin-bottom="0.0835in" loext:contextual-spacing="false" fo:text-indent="0in" style:auto-text-indent="false"/>
      <style:text-properties fo:font-size="12pt" style:font-size-asian="12pt" style:font-size-complex="12pt" style:font-weight-complex="bold"/>
    </style:style>
    <style:style style:name="P38" style:family="paragraph" style:parent-style-name="Text_20_body_20_indent">
      <style:paragraph-properties fo:margin-left="0.25in" fo:margin-right="0in" fo:margin-top="0in" fo:margin-bottom="0.0835in" loext:contextual-spacing="false" fo:text-indent="0in" style:auto-text-indent="false"/>
      <style:text-properties fo:font-size="12pt" officeooo:paragraph-rsid="00086917" style:font-size-asian="12pt" style:font-size-complex="12pt" style:font-weight-complex="bold"/>
    </style:style>
    <style:style style:name="P39" style:family="paragraph" style:parent-style-name="Text_20_body_20_indent">
      <style:paragraph-properties fo:margin-left="0.25in" fo:margin-right="0in" fo:margin-top="0in" fo:margin-bottom="0.0835in" loext:contextual-spacing="false" fo:text-indent="0in" style:auto-text-indent="false"/>
      <style:text-properties fo:font-size="12pt" officeooo:paragraph-rsid="000c1bbe" style:font-size-asian="12pt" style:font-size-complex="12pt"/>
    </style:style>
    <style:style style:name="P40" style:family="paragraph" style:parent-style-name="Text_20_body_20_indent">
      <style:paragraph-properties fo:margin-left="0.5in" fo:margin-right="0in" fo:text-indent="0in" style:auto-text-indent="false"/>
      <style:text-properties fo:font-size="12pt" style:font-size-asian="12pt" style:font-size-complex="12pt"/>
    </style:style>
    <style:style style:name="P41" style:family="paragraph" style:parent-style-name="Text_20_body_20_indent">
      <style:paragraph-properties fo:margin-left="0.5in" fo:margin-right="0in" fo:text-indent="0in" style:auto-text-indent="false"/>
      <style:text-properties fo:font-size="12pt" style:font-size-asian="12pt" style:font-size-complex="12pt" style:font-weight-complex="bold"/>
    </style:style>
    <style:style style:name="P42" style:family="paragraph" style:parent-style-name="Text_20_body_20_indent">
      <style:paragraph-properties fo:margin-left="0.5in" fo:margin-right="0in" fo:text-indent="0in" style:auto-text-indent="false"/>
      <style:text-properties fo:font-size="11pt" style:font-size-asian="11pt"/>
    </style:style>
    <style:style style:name="P43" style:family="paragraph" style:parent-style-name="Text_20_body_20_indent">
      <style:paragraph-properties fo:margin-left="0.1252in" fo:margin-right="0in" fo:margin-top="0in" fo:margin-bottom="0.0835in" loext:contextual-spacing="false" fo:text-indent="0in" style:auto-text-indent="false" fo:padding-left="0.222in" fo:padding-right="0.0555in" fo:padding-top="0.0138in" fo:padding-bottom="0.0138in" fo:border="0.51pt solid #00000a"/>
      <style:text-properties fo:font-size="12pt" fo:font-weight="bold" style:font-size-asian="12pt" style:font-weight-asian="bold" style:font-size-complex="12pt"/>
    </style:style>
    <style:style style:name="P44" style:family="paragraph" style:parent-style-name="Text_20_body_20_indent">
      <style:paragraph-properties fo:margin-left="0.1252in" fo:margin-right="0in" fo:margin-top="0in" fo:margin-bottom="0.0835in" loext:contextual-spacing="false" fo:text-align="center" style:justify-single-word="false" fo:text-indent="0in" style:auto-text-indent="false" fo:padding-left="0.222in" fo:padding-right="0.0555in" fo:padding-top="0.0138in" fo:padding-bottom="0.0138in" fo:border="0.51pt solid #00000a"/>
      <style:text-properties fo:font-size="12pt" fo:font-weight="bold" officeooo:paragraph-rsid="000c1bbe" style:font-size-asian="12pt" style:font-weight-asian="bold" style:font-size-complex="12pt"/>
    </style:style>
    <style:style style:name="P45" style:family="paragraph" style:parent-style-name="Heading_20_1">
      <style:text-properties fo:font-size="12pt" style:font-size-asian="12pt" style:font-size-complex="12pt"/>
    </style:style>
    <style:style style:name="P46" style:family="paragraph" style:parent-style-name="Heading_20_1">
      <style:paragraph-properties fo:margin-top="0in" fo:margin-bottom="0.0555in" loext:contextual-spacing="false"/>
      <style:text-properties fo:font-size="12pt" style:font-size-asian="12pt" style:font-size-complex="12pt"/>
    </style:style>
    <style:style style:name="P47" style:family="paragraph" style:parent-style-name="Title" style:master-page-name="Standard">
      <style:paragraph-properties style:page-number="auto"/>
      <style:text-properties style:font-name="Cambria"/>
    </style:style>
    <style:style style:name="P48" style:family="paragraph" style:parent-style-name="Title" style:list-style-name="">
      <style:paragraph-properties fo:break-before="page"/>
      <style:text-properties style:font-name="Cambria"/>
    </style:style>
    <style:style style:name="P49" style:family="paragraph" style:parent-style-name="Text_20_body_20_indent" style:list-style-name="WWNum1">
      <style:paragraph-properties fo:margin-left="0.5in" fo:margin-right="0in" fo:text-indent="-0.25in" style:auto-text-indent="false"/>
      <style:text-properties fo:font-size="12pt" style:font-size-asian="12pt" style:font-size-complex="12pt"/>
    </style:style>
    <style:style style:name="P50" style:family="paragraph" style:parent-style-name="Text_20_body_20_indent" style:list-style-name="WWNum2">
      <style:paragraph-properties fo:margin-left="0.5in" fo:margin-right="0in" fo:margin-top="0in" fo:margin-bottom="0.0835in" loext:contextual-spacing="false" fo:text-indent="-0.25in" style:auto-text-indent="false"/>
      <style:text-properties fo:font-size="12pt" style:font-size-asian="12pt" style:font-size-complex="12pt"/>
    </style:style>
    <style:style style:name="P51" style:family="paragraph" style:parent-style-name="Text_20_body_20_indent" style:list-style-name="WWNum3">
      <style:paragraph-properties fo:margin-left="0.75in" fo:margin-right="0in" fo:margin-top="0in" fo:margin-bottom="0.0835in" loext:contextual-spacing="false" fo:text-indent="-0.25in" style:auto-text-indent="false">
        <style:tab-stops/>
      </style:paragraph-properties>
      <style:text-properties fo:font-size="12pt" style:font-size-asian="12pt" style:font-size-complex="12pt"/>
    </style:style>
    <style:style style:name="P52" style:family="paragraph" style:parent-style-name="Text_20_body_20_indent" style:list-style-name="WWNum4">
      <style:paragraph-properties fo:margin-left="0.75in" fo:margin-right="0in" fo:margin-top="0in" fo:margin-bottom="0.0835in" loext:contextual-spacing="false" fo:text-indent="-0.25in" style:auto-text-indent="false">
        <style:tab-stops/>
      </style:paragraph-properties>
      <style:text-properties fo:font-size="12pt" style:font-size-asian="12pt" style:font-size-complex="12pt"/>
    </style:style>
    <style:style style:name="T1" style:family="text">
      <style:text-properties fo:color="#7f7f7f" style:font-name="Copperplate Gothic Bold" fo:font-size="12pt" style:font-size-asian="12pt" style:font-name-complex="Raavi" style:font-size-complex="12pt"/>
    </style:style>
    <style:style style:name="T2" style:family="text">
      <style:text-properties fo:color="#7f7f7f" style:font-name="Copperplate Gothic Bold" fo:font-size="18pt" fo:font-weight="bold" style:font-size-asian="18pt" style:font-weight-asian="bold" style:font-name-complex="Raavi" style:font-size-complex="18pt"/>
    </style:style>
    <style:style style:name="T3" style:family="text">
      <style:text-properties fo:color="#7f7f7f" style:font-name="Copperplate Gothic Bold" fo:font-size="16pt" fo:font-style="italic" fo:font-weight="bold" style:font-size-asian="16pt" style:font-style-asian="italic" style:font-weight-asian="bold" style:font-name-complex="Raavi" style:font-size-complex="16pt"/>
    </style:style>
    <style:style style:name="T4" style:family="text">
      <style:text-properties fo:font-weight="bold" style:font-weight-asian="bold"/>
    </style:style>
    <style:style style:name="T5" style:family="text">
      <style:text-properties fo:font-weight="bold" style:font-weight-asian="bold" style:font-name-complex="Arial2" style:font-weight-complex="bold"/>
    </style:style>
    <style:style style:name="T6" style:family="text">
      <style:text-properties fo:font-weight="bold" style:font-weight-asian="bold" style:font-weight-complex="bold"/>
    </style:style>
    <style:style style:name="T7" style:family="text">
      <style:text-properties fo:font-size="9pt" officeooo:rsid="000c1bbe" style:font-size-asian="9pt" style:font-size-complex="9pt"/>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name-complex="Arial2" style:font-weight-complex="bol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style:font-weight-complex="bold"/>
    </style:style>
    <style:style style:name="T12" style:family="text">
      <style:text-properties style:font-name-complex="Arial2"/>
    </style:style>
    <style:style style:name="T13" style:family="text">
      <style:text-properties style:font-weight-complex="bold"/>
    </style:style>
    <style:style style:name="T14" style:family="text">
      <style:text-properties style:text-position="super 58%"/>
    </style:style>
    <style:style style:name="T15" style:family="text">
      <style:text-properties fo:font-size="14pt" fo:font-weight="bold" style:font-size-asian="14pt" style:font-weight-asian="bold"/>
    </style:style>
    <style:style style:name="T16" style:family="text">
      <style:text-properties fo:font-size="14pt" style:text-underline-style="solid" style:text-underline-width="auto" style:text-underline-color="font-color" fo:font-weight="bold" style:font-size-asian="14pt" style:font-weight-asian="bold"/>
    </style:style>
    <style:style style:name="T17" style:family="text">
      <style:text-properties officeooo:rsid="0006a4e5"/>
    </style:style>
    <style:style style:name="T18" style:family="text">
      <style:text-properties officeooo:rsid="000800f6"/>
    </style:style>
    <style:style style:name="T19" style:family="text">
      <style:text-properties officeooo:rsid="000c1bbe"/>
    </style:style>
    <style:style style:name="T20" style:family="text">
      <style:text-properties officeooo:rsid="000dd6a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Session <text:span text:style-name="T17">5</text:span> – Who we are In Christ</text:p>
      <text:p text:style-name="P29"><text:span text:style-name="T6">“</text:span>From the time of birth we are programmed by our environment and the people in our lives. We interpret the meaning of life’s experiences through the grid of our personal orientation and react accordingly. It is important to recognize faulty beliefs from the past, to renounce them as lies, and to reprogram and renew our minds with the truth of who we are <text:span text:style-name="T8">In Christ</text:span>.” <text:span text:style-name="T19">( </text:span><text:span text:style-name="T7">“Who I Am In Christ – A Devotional” by Neil T. Anderson)</text:span></text:p>
      <text:p text:style-name="P28">Christ came to meet our most critical and foundational needs: <text:span text:style-name="T6">identity</text:span>, <text:span text:style-name="T6">acceptance</text:span>, <text:span text:style-name="T6">security</text:span> and <text:span text:style-name="T6">significance</text:span>. </text:p>
      <text:p text:style-name="P25"/>
      <text:h text:style-name="P46" text:outline-level="1">Our Identity <text:span text:style-name="T8">In Christ</text:span></text:h>
      <text:p text:style-name="P36">Knowing our spiritual identity, position and authority <text:span text:style-name="T8">In Christ</text:span> is the truth that will set us free. </text:p>
      <text:p text:style-name="P36">At salvation, the Holy Spirit placed Christ in us. It is this life that gives us our essential identity. Every Christian is alive <text:span text:style-name="T8">In Christ</text:span> right now, which means that our spirit is in union with God. </text:p>
      <text:p text:style-name="P36">“Our identity lies in the fact that we are all children of God and that we are <text:span text:style-name="T8">In Christ</text:span>. We have to consciously know the Word of God so that we can understand who we are from God’s perspective. We cannot consistently behave in a way that is inconsistent with how we perceive ourselves. And if we do not see ourselves as God sees us, then to that degree we suffer from a wrong identity and a poor image of who we really are. </text:p>
      <text:p text:style-name="P39">It is not what we do that determines who we are. It is who we are that determines what we do. We are not who we are <text:span text:style-name="T8">In Christ</text:span> because of what we have done; we are <text:span text:style-name="T8">In Christ</text:span> because of what He has done.” <text:span text:style-name="T7">(“Who I Am In Christ – A Devotional” by Neil T. Anderson)</text:span></text:p>
      <text:p text:style-name="P36"/>
      <text:p text:style-name="P43"/>
      <text:p text:style-name="P44">The essence of the victorious Christian life <text:span text:style-name="T19">–</text:span></text:p>
      <text:p text:style-name="P44">is believing what is already true about you<text:span text:style-name="T20">rself</text:span>. </text:p>
      <text:p text:style-name="P43"/>
      <text:p text:style-name="P24"/>
      <text:h text:style-name="P46" text:outline-level="1">I am accepted <text:span text:style-name="T8">In Christ</text:span></text:h>
      <text:p text:style-name="P37"><text:s/>“Agape love” always sees the good in other people, no matter what he or she does. It is the self-giving love that gives freely without asking anything in return and does not consider the worth of its object. Agape love is unconditional. It is a love by choice. God’s love for us is unconditional.</text:p>
      <text:p text:style-name="P37">Unconditional love and acceptance is one of the most basic needs of all humanity. Understanding and receiving God’s unconditional love is foundational for all future growth. We are accepted by God just as we are. </text:p>
      <text:p text:style-name="P38">Many of us see ourselves as unloved and unworthy of love. It is difficult to see ourselves as accepted. Listed below are some lies we may believe until our self-<text:soft-page-break/>image lines up with God’s truth. As we study, meditate and pray God’s truths, healing can be received and our self-image corrected to the image of Christ.</text:p>
      <text:section text:style-name="Sect1" text:name="TextSection">
        <text:p text:style-name="P31">I Am Accepted In Christ</text:p>
      </text:section>
      <text:section text:style-name="Sect1" text:name="Section2">
        <text:p text:style-name="P14"/>
      </text:section>
      <text:section text:style-name="Sect2" text:name="Section3">
        <text:p text:style-name="P16"><text:span text:style-name="T10">Lies</text:span><text:span text:style-name="T6"><text:tab/><text:tab/></text:span></text:p>
        <text:p text:style-name="P16"/>
        <text:p text:style-name="P16">I have to earn God’s love and approval.</text:p>
        <text:p text:style-name="P16"/>
        <text:p text:style-name="P16">I have no right to be called God’s child.</text:p>
        <text:p text:style-name="P16"/>
        <text:p text:style-name="P16"/>
        <text:p text:style-name="P16">I am not good enough to be God’s friend.</text:p>
        <text:p text:style-name="P16"/>
        <text:p text:style-name="P16">I have to prove my love for God by somehow paying for my past sins.</text:p>
        <text:p text:style-name="P16"/>
        <text:p text:style-name="P16">I am separated from God because I don’t feel His presence.</text:p>
        <text:p text:style-name="P16"/>
        <text:p text:style-name="P16">I am unworthy to be God’s child.</text:p>
        <text:p text:style-name="P16"/>
        <text:p text:style-name="P16"/>
        <text:p text:style-name="P16">I have no importance in the Body of Christ.</text:p>
        <text:p text:style-name="P16"/>
        <text:p text:style-name="P16"/>
        <text:p text:style-name="P16">I am just a sinner.</text:p>
        <text:p text:style-name="P16"/>
        <text:p text:style-name="P16">God doesn’t want me or care for me</text:p>
        <text:p text:style-name="P16">I’m unlovable.</text:p>
        <text:p text:style-name="P16"/>
        <text:p text:style-name="P16">God doesn’t love me and I don’t have any right to be in His presence.</text:p>
        <text:p text:style-name="P16"/>
        <text:p text:style-name="P16">I am just a product of my past.</text:p>
        <text:p text:style-name="P16"/>
        <text:p text:style-name="P16"/>
        <text:p text:style-name="P16">I have to depend on myself to fill the voids in my life.</text:p>
        <text:p text:style-name="P19"/>
        <text:p text:style-name="P19"/>
        <text:p text:style-name="P26">Truth</text:p>
        <text:p text:style-name="P16"/>
        <text:p text:style-name="P16">I am accepted in Christ. (Rom. 15:7)</text:p>
        <text:p text:style-name="P16"/>
        <text:p text:style-name="P18">I am God’s child. (John 1:12-13, 1John 3:1-3)</text:p>
        <text:p text:style-name="P16"/>
        <text:p text:style-name="P16">I am Christ’s friend. (John 15:15)</text:p>
        <text:p text:style-name="P16"/>
        <text:p text:style-name="P16">I have been justified. (Rom. 5:1)</text:p>
        <text:p text:style-name="P16"/>
        <text:p text:style-name="P16"/>
        <text:p text:style-name="P16">I am united with the Lord and one with Him in Spirit. (1 Cor. 6:17)</text:p>
        <text:p text:style-name="P16"/>
        <text:p text:style-name="P16">I have been bought with a price; I belong to God. (1 Cor. 6:19-20)</text:p>
        <text:p text:style-name="P16"/>
        <text:p text:style-name="P16">I am a member of Christ’s body. </text:p>
        <text:p text:style-name="P16">(1 Cor. 12:27)</text:p>
        <text:p text:style-name="P16"/>
        <text:p text:style-name="P16">I am a saint. (Eph. 1:1)</text:p>
        <text:p text:style-name="P16"/>
        <text:p text:style-name="P16">I have been adopted as God’s child.</text:p>
        <text:p text:style-name="P16">(Eph. 1:5)</text:p>
        <text:p text:style-name="P16"/>
        <text:p text:style-name="P16">I have direct access to God through the</text:p>
        <text:p text:style-name="P16">Holy Spirit. (Eph. 2:17-18)</text:p>
        <text:p text:style-name="P16"/>
        <text:p text:style-name="P16">I have been redeemed and forgiven of all my sins. (Col. 1:13-14)</text:p>
        <text:p text:style-name="P16"/>
        <text:p text:style-name="P16">I am complete in Christ (Col. 2:9-10)</text:p>
        <text:p text:style-name="P16"/>
        <text:p text:style-name="P16"/>
      </text:section>
      <text:section text:style-name="Sect1" text:name="Section4">
        <text:p text:style-name="P8"><text:span text:style-name="T5">Benefits: </text:span><text:span text:style-name="T12">When you know you are accepted </text:span><text:span text:style-name="T9">In Christ</text:span><text:span text:style-name="T12">, your worth does not depend on what others think of you. You no longer need to be threatened by people or compete with them because you are already loved and accepted. </text:span></text:p>
        <text:p text:style-name="P16"/>
        <text:p text:style-name="P16"><text:span text:style-name="T6">Consequences: </text:span>If you don’t believe you are accepted by God, you will always be striving for acceptance and approval and will always come up short. </text:p>
        <text:p text:style-name="P16"/>
        <text:p text:style-name="P5"/>
        <text:p text:style-name="P30">I <text:span text:style-name="T19">A</text:span>m <text:span text:style-name="T19">S</text:span>ecure In Christ</text:p>
        <text:p text:style-name="P17">“The key to experiencing security is learning to relate to the eternal, not the temporal. Insecurity is caused by depending upon temporal things we have no right or ability to control.”</text:p>
        <text:p text:style-name="P17"/>
        <text:p text:style-name="P17">Trust in temporal things leads you to have confidence in the flesh. You feel you need to control your surroundings for safety and security.</text:p>
        <text:p text:style-name="P35"/>
        <text:h text:style-name="P45" text:outline-level="1">Without security <text:span text:style-name="T8">In Christ</text:span>, we look for a sense of security in:</text:h>
        <text:p text:style-name="P35"/>
        <text:list xml:id="list4238363051" text:style-name="WWNum1">
          <text:list-item>
            <text:p text:style-name="P49"><text:span text:style-name="T6">Physical places</text:span><text:span text:style-name="T13"> to feel safe. Familiar and comfortable surroundings are not necessarily safe. </text:span></text:p>
          </text:list-item>
        </text:list>
        <text:p text:style-name="P41"/>
        <text:list xml:id="list153519700483861" text:continue-numbering="true" text:style-name="WWNum1">
          <text:list-item>
            <text:p text:style-name="P49"><text:span text:style-name="T6">Financial assets.</text:span><text:span text:style-name="T13"> No one can predict with confidence what the financial state of the world will be in the coming years. </text:span></text:p>
          </text:list-item>
        </text:list>
        <text:p text:style-name="P41"/>
        <text:list xml:id="list153519422367264" text:continue-numbering="true" text:style-name="WWNum1">
          <text:list-item>
            <text:p text:style-name="P49"><text:span text:style-name="T6">Temporal relationships.</text:span><text:span text:style-name="T13"> When we look for our ultimate security in earthly relationships, we set ourselves up for a tremendous sense of insecurity and loss. We may subtly replace God as the “significant other” in our lives. </text:span></text:p>
          </text:list-item>
        </text:list>
        <text:p text:style-name="P41"/>
        <text:list xml:id="list153520724283374" text:continue-numbering="true" text:style-name="WWNum1">
          <text:list-item>
            <text:p text:style-name="P49"><text:span text:style-name="T6">Trusting in ourselves.</text:span><text:span text:style-name="T13"> There is only One whom we can completely trust and He controls the future. </text:span></text:p>
          </text:list-item>
        </text:list>
        <text:p text:style-name="P41"/>
        <text:p text:style-name="P35">Listed on the following page are some lies we may believe until our security lines up with God’s truth. As we study, meditate and pray God’s truths, we will have safety and security in His arms. We will put our trust in God instead of putting our confidence in the flesh. </text:p>
        <text:p text:style-name="P35"><text:s/></text:p>
        <text:p text:style-name="P17"/>
        <text:p text:style-name="P12"/>
        <text:p text:style-name="P12"/>
        <text:p text:style-name="P12"/>
        <text:p text:style-name="P12"/>
        <text:p text:style-name="P12"/>
        <text:p text:style-name="P12"/>
        <text:p text:style-name="P6"/>
      </text:section>
      <text:section text:style-name="Sect1" text:name="Section5">
        <text:p text:style-name="P32">I <text:span text:style-name="T19">A</text:span>m <text:span text:style-name="T19">S</text:span>ecure In Christ</text:p>
      </text:section>
      <text:section text:style-name="Sect3" text:name="Section6">
        <text:p text:style-name="P13">Lies</text:p>
        <text:p text:style-name="P12"/>
        <text:p text:style-name="P12">I don’t feel protected by God. I have to take care of myself.</text:p>
        <text:p text:style-name="P12"/>
        <text:p text:style-name="P12">I am guilty. I can’t be forgiven.</text:p>
        <text:p text:style-name="P12"/>
        <text:p text:style-name="P12"/>
        <text:p text:style-name="P12">It’s hopeless. God has forsaken me. I must not be a good Christian if bad things happen. </text:p>
        <text:p text:style-name="P12"/>
        <text:p text:style-name="P12">I am no good. I don’t deserve to be forgiven.</text:p>
        <text:p text:style-name="P12"/>
        <text:p text:style-name="P12"/>
        <text:p text:style-name="P12">God doesn’t love me. He is allowing all of this persecution and hardship. </text:p>
        <text:p text:style-name="P12"/>
        <text:p text:style-name="P12">I cannot trust God to be faithful to His Word about me. </text:p>
        <text:p text:style-name="P12"/>
        <text:p text:style-name="P12">I can’t believe that God chose me to be on His team. </text:p>
        <text:p text:style-name="P12"/>
        <text:p text:style-name="P12">I think God is finished with me.</text:p>
        <text:p text:style-name="P12"/>
        <text:p text:style-name="P12"/>
        <text:p text:style-name="P12"/>
        <text:p text:style-name="P12">I have to find my security here on earth. </text:p>
        <text:p text:style-name="P12"/>
        <text:p text:style-name="P12">It is normal to be afraid of death. There is nothing wrong with fear. </text:p>
        <text:p text:style-name="P12"/>
        <text:p text:style-name="P12"/>
        <text:p text:style-name="P12">God is a punishing God. He is distant. </text:p>
        <text:p text:style-name="P12"/>
        <text:p text:style-name="P12"/>
        <text:p text:style-name="P12">I am powerless. I feel like I am under the control of the enemy. </text:p>
        <text:p text:style-name="P15"/>
        <text:p text:style-name="P15"/>
        <text:p text:style-name="P27">Truth</text:p>
        <text:p text:style-name="P10"/>
        <text:p text:style-name="P10">I am secure. (Prov 3:19-26)</text:p>
        <text:p text:style-name="P10"/>
        <text:p text:style-name="P10"/>
        <text:p text:style-name="P10">I am free forever from condemnation. (Rom 8:1-2)</text:p>
        <text:p text:style-name="P42"/>
        <text:p text:style-name="P10">I am assured that all things work together for good. (Rom 8:28-30)</text:p>
        <text:p text:style-name="P42"/>
        <text:p text:style-name="P10"/>
        <text:p text:style-name="P10">I am free from any condemning charges against me. (Rom 8:31-34)</text:p>
        <text:p text:style-name="P42"/>
        <text:p text:style-name="P10">I cannot be separated from the love of God. (Rom 8:35-39)</text:p>
        <text:p text:style-name="P42"/>
        <text:p text:style-name="P10">I have been established, anointed and sealed by God. (2 Cor 1:21-22)</text:p>
        <text:p text:style-name="P42"/>
        <text:p text:style-name="P10">I am hidden with Christ in God. (Col 3:3) </text:p>
        <text:p text:style-name="P12"/>
        <text:p text:style-name="P12"/>
        <text:p text:style-name="P12">I am confident that the good work God has begun in me will be perfected. <text:tab/> <text:s/>(Phil 1:6)</text:p>
        <text:p text:style-name="P12"/>
        <text:p text:style-name="P12">I am a citizen of heaven. (Phil 3:20) </text:p>
        <text:p text:style-name="P12"/>
        <text:p text:style-name="P12">I have not been given a Spirit of fear, but of power, love and a sound mind. </text:p>
        <text:p text:style-name="P12">(2 Tim 1:7) </text:p>
        <text:p text:style-name="P12"/>
        <text:p text:style-name="P12">I can find grace and mercy in time of need. (Heb 4:16)</text:p>
        <text:p text:style-name="P12"/>
        <text:p text:style-name="P12">I am born of God and the evil one cannot touch me. (1 John 5:18-20)</text:p>
        <text:p text:style-name="P12"/>
      </text:section>
      <text:p text:style-name="P16"><text:span text:style-name="T4">Benefits:</text:span><text:span text:style-name="T13"> When you know you are secure </text:span><text:span text:style-name="T11">In Christ</text:span><text:span text:style-name="T13">, you will no longer look for security in people, places and things. You will trust in God and His Word. </text:span></text:p>
      <text:p text:style-name="P17"/>
      <text:p text:style-name="P16"><text:span text:style-name="T4">Consequences: </text:span><text:span text:style-name="T13">If you cannot depend on your security </text:span><text:span text:style-name="T11">In Christ</text:span><text:span text:style-name="T13">, you will continue to put your trust in the flesh and continue to experience insecurity.</text:span></text:p>
      <text:p text:style-name="P32">I <text:span text:style-name="T19">A</text:span>m <text:span text:style-name="T19">Significant</text:span> In Christ</text:p>
      <text:p text:style-name="P17">We sense our significance when we become good stewards of what God has entrusted to us. What is forgotten in time is of little significance; what is remembered for eternity is of great significance. </text:p>
      <text:p text:style-name="P16"/>
      <text:p text:style-name="P16">God has distributed gifts and talents differently to each of us. Our significance will not be measured by the greatness of our gifts or talents. He is a fair and just God and will only judge us according to our use of what He has entrusted to each of us. Whatever we sow, by faith, in God’s Kingdom will last for eternity. </text:p>
      <text:p text:style-name="P16"/>
      <text:p text:style-name="P20">Our significance is not:</text:p>
      <text:p text:style-name="P34"/>
      <text:list xml:id="list153519892046095" text:continue-numbering="true" text:style-name="WWNum1">
        <text:list-item>
          <text:p text:style-name="P49"><text:span text:style-name="T4">In people.</text:span> Many people today find their identity in following leaders or belonging to certain organizations, instead of finding it <text:span text:style-name="T8">In Christ</text:span> and being a part of the family of God.</text:p>
        </text:list-item>
      </text:list>
      <text:p text:style-name="P40"/>
      <text:list xml:id="list153519561826781" text:continue-numbering="true" text:style-name="WWNum1">
        <text:list-item>
          <text:p text:style-name="P49"><text:span text:style-name="T4">In self-effort.</text:span> God operates through the church - if no one plants and no one waters, nothing is going to grow. But even when Christians do plant and water, nothing will grow if God is not in it.</text:p>
        </text:list-item>
      </text:list>
      <text:p text:style-name="P40"/>
      <text:p text:style-name="P16">Listed on the following page are some lies we may believe until our significance lines up with God’s truth. As we study, meditate and pray God’s truths, we will find our significance in Him. </text:p>
      <text:p text:style-name="P16"/>
      <text:p text:style-name="P1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
      <text:p text:style-name="P32">I <text:span text:style-name="T19">A</text:span>m <text:span text:style-name="T19">Significant</text:span> In Christ</text:p>
      <text:section text:style-name="Sect2" text:name="Section7">
        <text:p text:style-name="P19">Lies </text:p>
        <text:p text:style-name="P16"/>
        <text:p text:style-name="P16">All I do is teach 3<text:span text:style-name="T14">rd</text:span> graders in Sunday School. </text:p>
        <text:p text:style-name="P16"/>
        <text:p text:style-name="P16">My testimony will have no value and will not count for eternity. </text:p>
        <text:p text:style-name="P16"/>
        <text:p text:style-name="P16">I have confidence in my intellect to lead me through the difficult times. </text:p>
        <text:p text:style-name="P16"/>
        <text:p text:style-name="P16"/>
        <text:p text:style-name="P16">I can produce more fruit for God if I just try harder. </text:p>
        <text:p text:style-name="P16"/>
        <text:p text:style-name="P16">I don’t have the power or ability to be a credible witness. </text:p>
        <text:p text:style-name="P19"/>
        <text:p text:style-name="P16">I don’t believe God dwells in me.</text:p>
        <text:p text:style-name="P16"/>
        <text:p text:style-name="P16">I sinned and even though I know I’m forgiven, I don’t feel close to God so I am not worthy to minister to others. </text:p>
        <text:p text:style-name="P16"/>
        <text:p text:style-name="P16">I’m afraid God won’t be there to help me in difficult times.</text:p>
        <text:p text:style-name="P16"/>
        <text:p text:style-name="P16">Sometimes I feel that the enemy has more power than I do. </text:p>
        <text:p text:style-name="P16"/>
        <text:p text:style-name="P16">I believe that my success is found in my performance.</text:p>
        <text:p text:style-name="P16"/>
        <text:p text:style-name="P16">I don’t believe I can have a private audience with God 24/7.</text:p>
        <text:p text:style-name="P19"/>
        <text:p text:style-name="P16">I can’t do what God has asked me to do.</text:p>
        <text:p text:style-name="P19"/>
        <text:p text:style-name="P19"/>
        <text:p text:style-name="P26">Truth</text:p>
        <text:p text:style-name="P16"/>
        <text:p text:style-name="P16">I am significant <text:span text:style-name="T8">In Christ</text:span>. </text:p>
        <text:p text:style-name="P16">(1 Cor. 3:9; 4:1-2)</text:p>
        <text:p text:style-name="P16"/>
        <text:p text:style-name="P16">I am the salt and light of the earth.</text:p>
        <text:p text:style-name="P16">(Matt. 5:13-16)</text:p>
        <text:p text:style-name="P16"/>
        <text:p text:style-name="P16">I am a branch of the true vine, a channel of His life…apart from Him I can do nothing. <text:s/>(John 15:1-5)</text:p>
        <text:p text:style-name="P16"/>
        <text:p text:style-name="P16">I have been chosen and appointed to bear fruit. <text:s/>(John 15:1-17)</text:p>
        <text:p text:style-name="P16"/>
        <text:p text:style-name="P16">I am a personal witness of Christ.</text:p>
        <text:p text:style-name="P16">(Acts 1:8) </text:p>
        <text:p text:style-name="P16"/>
        <text:p text:style-name="P16">I am God’s temple. (1 Cor. 3:1-17)</text:p>
        <text:p text:style-name="P16"/>
        <text:p text:style-name="P16">I am a minister of reconciliation. </text:p>
        <text:p text:style-name="P16">(2 Cor. 5:17-20)</text:p>
        <text:p text:style-name="P16"/>
        <text:p text:style-name="P16"/>
        <text:p text:style-name="P16">I am God’s co-worker. (2 Cor. 6:1-2)</text:p>
        <text:p text:style-name="P16"/>
        <text:p text:style-name="P16"/>
        <text:p text:style-name="P16">I am seated with Christ in the heavenly realm. (Eph. 2:6-7)</text:p>
        <text:p text:style-name="P16"/>
        <text:p text:style-name="P16">I am God’s workmanship. (Eph. 2:10)</text:p>
        <text:p text:style-name="P16"/>
        <text:p text:style-name="P16"/>
        <text:p text:style-name="P16">I may approach God with freedom and confidence. (Eph. 3:12)</text:p>
        <text:p text:style-name="P16"/>
        <text:p text:style-name="P16">I can do all things through Christ Who strengthens me. (Phil. 4:11-13)</text:p>
        <text:p text:style-name="P40"/>
        <text:p text:style-name="P40"/>
      </text:section>
      <text:section text:style-name="Sect2" text:name="Section8">
        <text:p text:style-name="P21"/>
      </text:section>
      <text:section text:style-name="Sect1" text:name="Section9">
        <text:p text:style-name="P16"><text:span text:style-name="T6">Benefits: </text:span>When you know you are significant <text:span text:style-name="T8">In Christ</text:span>, you no longer look for your significance in people or through self-effort. </text:p>
        <text:p text:style-name="P16"/>
        <text:p text:style-name="P16"><text:span text:style-name="T6">Consequences:</text:span> If you cannot find your significance <text:span text:style-name="T8">In Christ</text:span>, you will continue to search for your worth/value in people and in your own abilities. </text:p>
        <text:p text:style-name="P7"/>
        <text:p text:style-name="P30">How to <text:span text:style-name="T18">Walk in</text:span> Who <text:span text:style-name="T18">I am</text:span> In Christ</text:p>
        <text:p text:style-name="P23">Your understanding of who you are <text:span text:style-name="T8">In Christ</text:span> is the critical foundation for your belief structure and your behavior patterns as a Christian. </text:p>
        <text:p text:style-name="P23"><text:span text:style-name="T8">In Christ</text:span> you are able to know God personally. Your relationship with God through Christ is a cornerstone of your identity. </text:p>
        <text:list xml:id="list1215244862" text:style-name="WWNum2">
          <text:list-item>
            <text:list>
              <text:list-item>
                <text:list>
                  <text:list-item>
                    <text:list>
                      <text:list-item>
                        <text:list>
                          <text:list-item>
                            <text:p text:style-name="P50"><text:span text:style-name="T6">Humble yourself</text:span> </text:p>
                          </text:list-item>
                          <text:list-item>
                            <text:p text:style-name="P50"><text:span text:style-name="T6">Assess </text:span>what you believe about the following:</text:p>
                          </text:list-item>
                        </text:list>
                      </text:list-item>
                    </text:list>
                  </text:list-item>
                </text:list>
              </text:list-item>
            </text:list>
          </text:list-item>
        </text:list>
        <text:list xml:id="list803562714" text:style-name="WWNum3">
          <text:list-item>
            <text:list>
              <text:list-item>
                <text:p text:style-name="P51">Your acceptance <text:span text:style-name="T8">In Christ </text:span></text:p>
              </text:list-item>
              <text:list-item>
                <text:p text:style-name="P51">Your security <text:span text:style-name="T8">In Christ </text:span></text:p>
              </text:list-item>
              <text:list-item>
                <text:p text:style-name="P51">Your significance <text:span text:style-name="T8">In Christ</text:span></text:p>
              </text:list-item>
            </text:list>
          </text:list-item>
        </text:list>
        <text:list xml:id="list153520581526365" text:continue-list="list1215244862" text:style-name="WWNum2">
          <text:list-item>
            <text:list>
              <text:list-item>
                <text:list>
                  <text:list-item>
                    <text:list>
                      <text:list-item>
                        <text:list>
                          <text:list-item>
                            <text:p text:style-name="P50"><text:span text:style-name="T6">Review </text:span>the previous pages of “lies vs. truth” to expose your area of doubts</text:p>
                          </text:list-item>
                          <text:list-item>
                            <text:p text:style-name="P50"><text:span text:style-name="T6">Pray </text:span>for the Holy Spirit to bring revelation to your heart and renew your mind as you meditate on God’s Word.<text:span text:style-name="T6"> </text:span></text:p>
                          </text:list-item>
                          <text:list-item>
                            <text:p text:style-name="P50"><text:span text:style-name="T6">Meditate </text:span>on the truths that correspond to the lies you believe.</text:p>
                          </text:list-item>
                          <text:list-item>
                            <text:p text:style-name="P50"><text:span text:style-name="T6">Ask God</text:span> for His grace to believe what He says in His Word.</text:p>
                          </text:list-item>
                          <text:list-item>
                            <text:p text:style-name="P50"><text:span text:style-name="T4">When God’s truth</text:span> becomes more real to you:</text:p>
                          </text:list-item>
                        </text:list>
                      </text:list-item>
                    </text:list>
                  </text:list-item>
                </text:list>
              </text:list-item>
            </text:list>
          </text:list-item>
        </text:list>
        <text:list xml:id="list3933861831" text:style-name="WWNum4">
          <text:list-item>
            <text:list>
              <text:list-item>
                <text:p text:style-name="P52"><text:span text:style-name="T6">Renounce</text:span> the lie (come out of agreement with the lie you believed).</text:p>
              </text:list-item>
              <text:list-item>
                <text:p text:style-name="P52"><text:span text:style-name="T6">Acknowledge</text:span> His truth (come into agreement with God’s Word).</text:p>
              </text:list-item>
              <text:list-item>
                <text:p text:style-name="P52"><text:span text:style-name="T6">Praise God</text:span> for your inheritance <text:span text:style-name="T8">In Christ.</text:span> </text:p>
              </text:list-item>
            </text:list>
          </text:list-item>
        </text:list>
        <text:list xml:id="list153520581008781" text:continue-list="list153520581526365" text:style-name="WWNum2">
          <text:list-item>
            <text:list>
              <text:list-item>
                <text:list>
                  <text:list-item>
                    <text:list>
                      <text:list-item>
                        <text:list>
                          <text:list-item>
                            <text:p text:style-name="P50"><text:span text:style-name="T6">Repeat</text:span> the steps above until your doubts are gone and your assurance of who you are</text:p>
                          </text:list-item>
                        </text:list>
                      </text:list-item>
                    </text:list>
                  </text:list-item>
                </text:list>
              </text:list-item>
            </text:list>
          </text:list-item>
        </text:list>
        <text:p text:style-name="P33"><text:s/><text:span text:style-name="T8">In Christ</text:span> is settled.</text:p>
        <text:list xml:id="list153519503556825" text:continue-numbering="true" text:style-name="WWNum2">
          <text:list-item>
            <text:list>
              <text:list-item>
                <text:list>
                  <text:list-item>
                    <text:list>
                      <text:list-item>
                        <text:list>
                          <text:list-item>
                            <text:p text:style-name="P50"><text:span text:style-name="T6">Say out loud, </text:span><text:span text:style-name="T13">“I am God’s original masterpiece.”</text:span></text:p>
                          </text:list-item>
                          <text:list-item>
                            <text:p text:style-name="P50"><text:span text:style-name="T6">Say out loud, </text:span><text:span text:style-name="T13">“I now know who I am </text:span><text:span text:style-name="T11">In Christ.</text:span><text:span text:style-name="T13">” HALLELUJAH!</text:span></text:p>
                          </text:list-item>
                        </text:list>
                      </text:list-item>
                    </text:list>
                  </text:list-item>
                </text:list>
              </text:list-item>
            </text:list>
          </text:list-item>
        </text:list>
        <text:p text:style-name="P34"/>
        <text:p text:style-name="P22"/>
        <text:h text:style-name="P48" text:outline-level="1">Challenge Question</text:h>
        <text:p text:style-name="P9"><text:span text:style-name="T15">What are the lies that are keeping you from believing who you are </text:span><text:span text:style-name="T16">In Christ</text:span><text:span text:style-name="T15">?</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Cambria" svg:font-family="Cambria" style:font-family-generic="roman"/>
    <style:font-face style:name="FreeSans1" svg:font-family="FreeSans" style:font-family-generic="swiss"/>
    <style:font-face style:name="Arial" svg:font-family="Arial" style:font-family-generic="roman" style:font-pitch="variable"/>
    <style:font-face style:name="Copperplate Gothic Bold" svg:font-family="'Copperplate Gothic 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Raavi" svg:font-family="Raav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true" style:font-name-asian="Arial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2pt" fo:font-weight="bold" style:font-size-asian="12pt" style:font-weight-asian="bold"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0pt" fo:font-weight="bold" style:font-name-asian="Arial2" style:font-family-asian="Arial" style:font-family-generic-asian="system" style:font-pitch-asian="variable" style:font-size-asian="10pt"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0pt" fo:font-style="italic" fo:font-weight="bold" style:font-name-asian="Arial2" style:font-family-asian="Arial" style:font-family-generic-asian="system" style:font-pitch-asian="variable" style:font-size-asian="10pt" style:font-style-asian="italic" style:font-weight-asian="bold" style:font-name-complex="DejaVu Sans" style:font-family-complex="'DejaVu Sans'" style:font-family-generic-complex="system" style:font-pitch-complex="variable" style:font-style-complex="italic" style:font-weight-complex="bold"/>
    </style:style>
    <style:style style:name="Text_20_body_20_indent" style:display-name="Text body indent" style:family="paragraph" style:parent-style-name="Standard" style:default-outline-level="" style:class="text">
      <style:paragraph-properties fo:margin-left="1in" fo:margin-right="0in" fo:text-indent="0in" style:auto-text-indent="false"/>
      <style:text-properties fo:font-size="12pt" style:font-size-asian="12pt" style:font-name-complex="Arial2" style:font-family-complex="Arial" style:font-family-generic-complex="system" style:font-pitch-complex="variable"/>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endnote_20_text" style:display-name="endnote text" style:family="paragraph" style:parent-style-name="Standard" style:default-outline-level=""/>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Arial" fo:font-family="Arial" style:font-family-generic="roman" style:font-pitch="variable" fo:font-size="26pt" fo:letter-spacing="0.0035in" style:letter-kerning="true" style:font-name-asian="Arial2"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Section_20_Page_20_Divider" style:display-name="Section Page Divider" style:family="paragraph" style:parent-style-name="Heading_20_1" style:auto-update="true" style:default-outline-level="">
      <style:paragraph-properties style:punctuation-wrap="simple" style:vertical-align="auto"/>
      <style:text-properties fo:color="#17365d" fo:font-size="36pt" fo:font-weight="normal" style:font-size-asian="36pt" style:font-weight-asian="normal" style:font-size-complex="26pt"/>
    </style:style>
    <style:style style:name="Endnote" style:family="paragraph" style:parent-style-name="Standard" style:class="extra"/>
    <style:style style:name="Default_20_Paragraph_20_Font" style:display-name="Default Paragraph Font" style:family="text"/>
    <style:style style:name="Body_20_Text_20_Indent_20_Char" style:display-name="Body Text Indent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2" style:font-family-complex="Arial"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_20_Text_20_Char" style:display-name="Endnote Text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_20_reference" style:display-name="endnote reference" style:family="text" style:parent-style-name="Default_20_Paragraph_20_Font">
      <style:text-properties style:text-position="super 58%" fo:font-size="11pt" style:font-size-asian="11pt" style:font-size-complex="11pt"/>
    </style:style>
    <style:style style:name="Title_20_Char" style:display-name="Title Char" style:family="text" style:parent-style-name="Default_20_Paragraph_20_Font">
      <style:text-properties fo:color="#17365d" style:font-name="Arial" fo:font-family="Arial" style:font-family-generic="roman" style:font-pitch="variable" fo:font-size="26pt" fo:letter-spacing="0.0035in" style:letter-kerning="true" style:font-name-asian="Arial2"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Arial2" style:font-family-complex="Arial" style:font-family-generic-complex="system" style:font-pitch-complex="variable" style:font-size-complex="10pt"/>
    </style:style>
    <style:style style:name="Heading_20_2_20_Char" style:display-name="Heading 2 Char" style:family="text" style:parent-style-name="Default_20_Paragraph_20_Font">
      <style:text-properties fo:color="#4f81bd"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Arial" fo:font-family="Arial" style:font-family-generic="roman" style:font-pitch="variable" fo:font-size="10pt" fo:font-weight="bold" style:font-name-asian="Arial2" style:font-family-asian="Arial"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4_20_Char" style:display-name="Heading 4 Char" style:family="text" style:parent-style-name="Default_20_Paragraph_20_Font">
      <style:text-properties fo:color="#4f81bd" style:font-name="Arial" fo:font-family="Arial" style:font-family-generic="roman" style:font-pitch="variable" fo:font-size="10pt" fo:font-style="italic" fo:font-weight="bold" style:font-name-asian="Arial2" style:font-family-asian="Arial"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ListLabel_20_1" style:display-name="ListLabel 1" style:family="text">
      <style:text-properties fo:font-size="11pt" fo:font-weight="bold"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fo:font-weight="normal" style:font-weight-asian="normal"/>
    </style:style>
    <style:style style:name="ListLabel_20_7" style:display-name="ListLabel 7" style:family="text">
      <style:text-properties fo:font-size="11pt" fo:font-weight="normal" style:font-weight-asian="normal"/>
    </style:style>
    <style:style style:name="ListLabel_20_8" style:display-name="ListLabel 8" style:family="text">
      <style:text-properties fo:font-size="11pt"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fo:font-size="11pt"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1"/>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4" text:style-name="ListLabel_20_6"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ListLabel_20_7" style:num-suffix="." style:num-format="1">
        <style:list-level-properties text:list-level-position-and-space-mode="label-alignment">
          <style:list-level-label-alignment text:label-followed-by="listtab" fo:text-indent="-0.25in" fo:margin-left="3in"/>
        </style:list-level-properties>
      </text:list-level-style-number>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style>
    <style:style style:name="MP2" style:family="paragraph" style:parent-style-name="Footer">
      <style:paragraph-properties>
        <style:tab-stops>
          <style:tab-stop style:position="3in" style:type="center"/>
          <style:tab-stop style:position="6.25in" style:type="right"/>
        </style:tab-stops>
      </style:paragraph-properties>
      <style:text-properties fo:color="#7f7f7f" style:font-name-complex="Arial2"/>
    </style:style>
    <style:style style:name="MP3" style:family="paragraph" style:parent-style-name="Header">
      <style:paragraph-properties fo:margin-left="-0.5in" fo:margin-right="0in" fo:text-indent="0in" style:auto-text-indent="false"/>
    </style:style>
    <style:style style:name="MP4" style:family="paragraph" style:parent-style-name="Header">
      <style:paragraph-properties fo:text-align="center" style:justify-single-word="false"/>
      <style:text-properties style:font-name-complex="Arial2" style:font-size-complex="11pt"/>
    </style:style>
    <style:style style:name="MT1" style:family="text">
      <style:text-properties fo:color="#7f7f7f" style:font-name="Copperplate Gothic Bold" fo:font-size="12pt" style:font-size-asian="12pt" style:font-name-complex="Raavi" style:font-size-complex="12pt"/>
    </style:style>
    <style:style style:name="MT2" style:family="text">
      <style:text-properties fo:color="#7f7f7f" style:font-name="Copperplate Gothic Bold" fo:font-size="18pt" fo:font-weight="bold" style:font-size-asian="18pt" style:font-weight-asian="bold" style:font-name-complex="Raavi" style:font-size-complex="18pt"/>
    </style:style>
    <style:style style:name="MT3" style:family="text">
      <style:text-properties fo:color="#7f7f7f" style:font-name="Copperplate Gothic Bold" fo:font-size="16pt" fo:font-style="italic" fo:font-weight="bold" style:font-size-asian="16pt" style:font-style-asian="italic" style:font-weight-asian="bold" style:font-name-complex="Raavi" style:font-size-complex="16pt"/>
    </style:style>
    <style:page-layout style:name="Mpm1" style:page-usage="mirrored">
      <style:page-layout-properties fo:page-width="8.5in" fo:page-height="11in" style:num-format="1" style:print-orientation="portrait" fo:margin-top="0.5in" fo:margin-bottom="0.25in" fo:margin-left="1in" fo:margin-right="1in" style:writing-mode="lr-tb" style:layout-grid-color="#c0c0c0" style:layout-grid-lines="46" style:layout-grid-base-height="0.1665in" style:layout-grid-ruby-height="0.0409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usage="mirrored">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5in" fo:page-height="11in" style:num-format="1" style:print-orientation="portrait" fo:margin-top="0.4791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5" style:page-usage="mirrored">
      <style:page-layout-properties fo:page-width="8.5in" fo:page-height="11in" style:num-format="1" style:print-orientation="portrait" fo:margin-top="0.5in" fo:margin-bottom="0.25in" fo:margin-left="1in" fo:margin-right="1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
        <text:p text:style-name="MP1"><text:page-number text:select-page="current">9</text:page-number></text:p>
        <text:p text:style-name="MP2"/>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First_20_Page" style:display-name="First Page" style:page-layout-name="Mpm3" style:next-style-name="Standard">
      <style:header>
        <text:p text:style-name="MP3"><text:span text:style-name="MT1">How to -</text:span><text:span text:style-name="MT2"> </text:span><text:span text:style-name="MT3">Encounter God</text:span></text:p>
        <text:p text:style-name="Header"/>
      </style:header>
    </style:master-page>
    <style:master-page style:name="Endnote" style:page-layout-name="Mpm4"/>
    <style:master-page style:name="Converted5" style:page-layout-name="Mpm5">
      <style:header>
        <text:p text:style-name="MP3"><text:span text:style-name="MT1">How to -</text:span><text:span text:style-name="MT2"> </text:span><text:span text:style-name="MT3">Encounter God</text:span></text:p>
        <text:p text:style-name="MP4"/>
      </style:header>
      <style:footer>
        <text:p text:style-name="MP1"/>
        <text:p text:style-name="MP1"><text:page-number text:select-page="current">0</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Enyedy</meta:initial-creator>
    <meta:editing-cycles>15</meta:editing-cycles>
    <meta:creation-date>2014-04-20T19:45:00</meta:creation-date>
    <dc:date>2017-09-27T15:35:18.960744595</dc:date>
    <meta:editing-duration>PT1H28M34S</meta:editing-duration>
    <meta:generator>LibreOffice/5.3.1.2$Linux_X86_64 LibreOffice_project/30m0$Build-2</meta:generator>
    <meta:document-statistic meta:table-count="0" meta:image-count="0" meta:object-count="0" meta:page-count="9" meta:paragraph-count="153" meta:word-count="2101" meta:character-count="11099" meta:non-whitespace-character-count="9108"/>
    <meta:user-defined meta:name="AppVersion">12.0000</meta:user-defined>
    <meta:user-defined meta:name="Company">Trak-It Solution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